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2"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3" style:family="paragraph" style:parent-style-name="Standard">
      <style:text-properties style:font-name="Arial"/>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officeooo:paragraph-rsid="0001adc4" style:font-size-asian="12pt" style:font-size-complex="12pt"/>
    </style:style>
    <style:style style:name="P5" style:family="paragraph" style:parent-style-name="Text_20_body" style:list-style-name="L1">
      <style:paragraph-properties fo:margin-left="0in" fo:margin-right="0in" fo:margin-top="0in" fo:margin-bottom="0.0972in" loext:contextual-spacing="false" fo:orphans="2" fo:widows="2" fo:text-indent="0in" style:auto-text-indent="false" fo:padding="0in" fo:border="none"/>
      <style:text-properties fo:font-variant="normal" fo:text-transform="none" fo:color="#000000" style:font-name="Arial" fo:font-size="12pt" fo:letter-spacing="normal" fo:font-style="normal" fo:font-weight="normal" style:font-size-asian="12pt" style:font-size-complex="12pt"/>
    </style:style>
    <style:style style:name="P6" style:family="paragraph" style:parent-style-name="Text_20_body">
      <style:paragraph-properties fo:margin-left="0in" fo:margin-right="0in" fo:margin-top="0in" fo:margin-bottom="0.0972in" loext:contextual-spacing="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officeooo:rsid="0001eacb"/>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tracked-changes>
        <text:changed-region xml:id="ct1765982202944" text:id="ct1765982202944">
          <text:insertion>
            <office:change-info>
              <dc:creator>Unknown Author</dc:creator>
              <dc:date>2023-11-20T21:14:09.492000000</dc:date>
            </office:change-info>
          </text:insertion>
        </text:changed-region>
        <text:changed-region xml:id="ct1765913105584" text:id="ct1765913105584">
          <text:insertion>
            <office:change-info>
              <dc:creator>Unknown Author</dc:creator>
              <dc:date>2023-11-20T21:24:10</dc:date>
            </office:change-info>
          </text:insertion>
        </text:changed-region>
        <text:changed-region xml:id="ct1765982502160" text:id="ct1765982502160">
          <text:deletion>
            <office:change-info>
              <dc:creator>Unknown Author</dc:creator>
              <dc:date>2023-11-20T21:14:09.492000000</dc:date>
            </office:change-info>
            <text:p text:style-name="P2">&lt;YEAR&gt; &lt;COPYRIGHT HOLDER</text:p>
          </text:deletion>
        </text:changed-region>
        <text:changed-region xml:id="ct1765921128752" text:id="ct1765921128752">
          <text:deletion>
            <office:change-info>
              <dc:creator>Unknown Author</dc:creator>
              <dc:date>2023-11-20T21:24:15</dc:date>
            </office:change-info>
            <text:p text:style-name="P2">&gt;</text:p>
          </text:deletion>
        </text:changed-region>
        <text:changed-region xml:id="ct1765982203904" text:id="ct1765982203904">
          <text:insertion>
            <office:change-info>
              <dc:creator>Unknown Author</dc:creator>
              <dc:date>2023-11-20T21:14:09.492000000</dc:date>
            </office:change-info>
          </text:insertion>
        </text:changed-region>
        <text:changed-region xml:id="ct1765921345680" text:id="ct1765921345680">
          <text:insertion>
            <office:change-info>
              <dc:creator>Unknown Author</dc:creator>
              <dc:date>2023-11-20T21:14:09.492000000</dc:date>
            </office:change-info>
          </text:insertion>
        </text:changed-region>
        <text:changed-region xml:id="ct1765921025648" text:id="ct1765921025648">
          <text:deletion>
            <office:change-info>
              <dc:creator>Unknown Author</dc:creator>
              <dc:date>2023-11-20T21:18:50</dc:date>
            </office:change-info>
            <text:p text:style-name="P4">The above copyright notice and this permission notice shall be included in all copies or substantial portions of the Software.</text:p>
          </text:deletion>
        </text:changed-region>
        <text:changed-region xml:id="ct1765922637200" text:id="ct1765922637200">
          <text:insertion>
            <office:change-info>
              <dc:creator>Unknown Author</dc:creator>
              <dc:date>2023-11-20T21:14:09.492000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pyright <text:change-start text:change-id="ct1765982202944"/>(c) &lt;Year&gt; &lt;Owner Organization Name<text:change-end text:change-id="ct1765982202944"/><text:change-start text:change-id="ct1765913105584"/><text:span text:style-name="T1">&gt;</text:span><text:change-end text:change-id="ct1765913105584"/><text:change text:change-id="ct1765982502160"/><text:change text:change-id="ct1765921128752"/></text:p>
      <text:p text:style-name="P1"><text:change-start text:change-id="ct1765982203904"/>All rights reserved.</text:p>
      <text:p text:style-name="P1">Developed by: &lt;Name of Development Group&gt; &lt;Name of Institution&gt; &lt;URL for Development Group/Institution&gt;</text:p>
      <text:p text:style-name="P1"><text:change-end text:change-id="ct1765982203904"/>Permission is hereby granted, free of charge, to any person obtaining a copy of this software<text:change-start text:change-id="ct1765921345680"/> <text:change-end text:change-id="ct1765921345680"/>and associated documentation files (the “Software”), to deal with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4"><text:change text:change-id="ct1765921025648"/><text:change-start text:change-id="ct1765922637200"/></text:p>
      <text:list xml:id="list2211534205" text:style-name="L1">
        <text:list-item>
          <text:p text:style-name="P5">Redistributions of source code must retain the above copyright notice, this list of conditions and the following disclaimers.</text:p>
        </text:list-item>
        <text:list-item>
          <text:p text:style-name="P5">Redistributions in binary form must reproduce the above copyright notice, this list of conditions and the following disclaimers in the documentation and/or other materials provided with the distribution.</text:p>
        </text:list-item>
        <text:list-item>
          <text:p text:style-name="P5">Neither the names of &lt;Name of Development Group, Name of Institution&gt;, nor the names of its contributors may be used to endorse or promote products derived from this Software without specific prior written permission.<text:change-end text:change-id="ct1765922637200"/></text:p>
        </text:list-item>
      </text:list>
      <text:p text:style-name="P1">THE SOFTWARE IS PROVIDED “AS IS”, WITHOUT WARRANTY OF ANY KIND, EXPRESS OR IMPLIED, INCLUDING BUT NOT LIMITED TO THE WARRANTIES OF MERCHANTABILITY, FITNESS FOR A PARTICULAR PURPOSE AND NONINFRINGEMENT. IN NO EVENT SHALL THE CONTRIBUTORS OR COPYRIGHT HOLDERS BE LIABLE FOR ANY CLAIM, DAMAGES OR OTHER LIABILITY, WHETHER IN AN ACTION OF CONTRACT, TORT OR OTHERWISE, ARISING FROM, OUT OF OR IN CONNECTION WITH THE SOFTWARE OR THE USE OR OTHER DEALINGS WITH THE SOFTWARE.</text:p>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20T20:57:03.950000000</meta:creation-date>
    <dc:date>2023-11-20T21:24:39.400000000</dc:date>
    <meta:editing-duration>PT11M35S</meta:editing-duration>
    <meta:editing-cycles>3</meta:editing-cycles>
    <meta:generator>LibreOffice/6.3.4.2$Windows_X86_64 LibreOffice_project/60da17e045e08f1793c57c00ba83cdfce946d0aa</meta:generator>
    <meta:document-statistic meta:table-count="0" meta:image-count="0" meta:object-count="0" meta:page-count="1" meta:paragraph-count="8" meta:word-count="247" meta:character-count="1618" meta:non-whitespace-character-count="1382"/>
  </office:meta>
</office:document-meta>
</file>